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a06e0" officeooo:paragraph-rsid="001a06e0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06e0" officeooo:paragraph-rsid="001a06e0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izza Ordering System</text:p>
      <text:p text:style-name="P1">Kiel Hicks, Kyle Avret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 Sequence Diagrams</text:p>
      <text:p text:style-name="P2"/>
      <text:p text:style-name="P2">1 Domain Model</text:p>
      <text:p text:style-name="P2"/>
      <text:p text:style-name="P2">System Test Plan</text:p>
      <text:p text:style-name="P2"/>
      <text:p text:style-name="P2">Commit Lo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fter diagramming has been completed, we elected to go with a test first development methodology.</text:p>
      <text:p text:style-name="P2">The fundamental ideology is to begin with unit tests.</text:p>
      <text:p text:style-name="P2"><text:tab/>These tests will ensure basic logical soundness of all branches of the code.</text:p>
      <text:p text:style-name="P2"><text:tab/>We will also endeavour to make sure the inputs are sanity tested with boundary tests, which have the purpose of accepting sane inputs and being capable of dealing with edge cases.</text:p>
      <text:p text:style-name="P2"><text:tab/>These will be covered in the testing section 1.</text:p>
      <text:p text:style-name="P2">After unit tests have been completed, the next task is to ensure the system functions properly with system tests.</text:p>
      <text:p text:style-name="P2"><text:tab/>The ideology behind these tests is so ensure that the system in its entirety is functioning as expected, producing expected results.</text:p>
      <text:p text:style-name="P2"><text:tab/>These will be covered in the testing section 2.</text:p>
      <text:p text:style-name="P2"><text:tab/></text:p>
      <text:p text:style-name="P2"/>
      <text:p text:style-name="P2">Testing Section 1.</text:p>
      <text:p text:style-name="P2"><text:tab/>These tests are automated, they will not involve entering in physical input, simply running the JUnit test cases we developed for our software.</text:p>
      <text:p text:style-name="P2"><text:tab/>These tests are located at CS414-Pizza-Ordering-System/src/test/java</text:p>
      <text:p text:style-name="P2"><text:tab/>The tester may simply run the JUnit tests for this section, the tests are internally numbered as well.</text:p>
      <text:p text:style-name="P2"><text:tab/><text:tab/>The JUnit testing suites are :</text:p>
      <text:p text:style-name="P2"><text:tab/><text:tab/><text:tab/>TestItem</text:p>
      <text:p text:style-name="P2"><text:tab/><text:tab/><text:tab/>TestLedger</text:p>
      <text:p text:style-name="P2"><text:tab/><text:tab/><text:tab/>TestMenu</text:p>
      <text:p text:style-name="P2"><text:tab/><text:tab/><text:tab/>TestSale</text:p>
      <text:p text:style-name="P2"><text:tab/><text:tab/><text:tab/>TestPizzaSystem</text:p>
      <text:p text:style-name="P2"/>
      <text:p text:style-name="P2">Testing Section 2.</text:p>
      <text:p text:style-name="P2"><text:tab/>These test are non-automated, these will involve the tester physically entering the inputs and actually using the software we have developed.</text:p>
      <text:p text:style-name="P2"><text:tab/>These tests will be done with the software running.</text:p>
      <text:p text:style-name="P2"><text:tab/><text:tab/>First we will do a system test of the Manager's view of the software via the ManagerGui</text:p>
      <text:p text:style-name="P2"><text:tab/><text:tab/></text:p>
      <text:p text:style-name="P2"><text:tab/><text:tab/>Second we will do a system test of a potential customer's view of the software via the KioskGui</text:p>
      <text:p text:style-name="P2"><text:tab/><text:tab/></text:p>
      <text:p text:style-name="P2"><text:tab/><text:tab/>Finally we will do a system test of the Chef's view of the software via the ChefGui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19:54:28.683000000</meta:creation-date>
    <dc:date>2015-10-28T19:56:56.801000000</dc:date>
    <meta:editing-duration>PT2M28S</meta:editing-duration>
    <meta:editing-cycles>1</meta:editing-cycles>
    <meta:document-statistic meta:table-count="0" meta:image-count="0" meta:object-count="0" meta:page-count="3" meta:paragraph-count="34" meta:word-count="290" meta:character-count="1772" meta:non-whitespace-character-count="1472"/>
    <meta:generator>LibreOffice/4.4.1.2$Windows_x86 LibreOffice_project/45e2de17089c24a1fa810c8f975a7171ba4cd432</meta:generator>
  </office:meta>
</office:document-meta>
</file>